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Základnítext" style:family="paragraph">
      <style:text-properties fo:color="#000000"/>
    </style:style>
    <style:style style:name="T18" style:parent-style-name="instrukce" style:family="text">
      <style:text-properties fo:color="#000000"/>
    </style:style>
    <style:style style:name="T19" style:parent-style-name="Standardnípísmoodstavce" style:family="text">
      <style:text-properties fo:color="#000000"/>
    </style:style>
    <style:style style:name="T20" style:parent-style-name="instrukce" style:family="text">
      <style:text-properties fo:color="#000000"/>
    </style:style>
    <style:style style:name="T21" style:parent-style-name="instrukce" style:family="text">
      <style:text-properties fo:color="#000000"/>
    </style:style>
    <style:style style:name="T22" style:parent-style-name="instrukce" style:family="text">
      <style:text-properties fo:color="#000000"/>
    </style:style>
    <style:style style:name="T23" style:parent-style-name="Silné" style:family="text">
      <style:text-properties fo:color="#000000"/>
    </style:style>
    <style:style style:name="T24" style:parent-style-name="Standardnípísmoodstavce" style:family="text">
      <style:text-properties fo:color="#000000"/>
    </style:style>
    <style:style style:name="T25" style:parent-style-name="Standardnípísmoodstavce" style:family="text">
      <style:text-properties fo:color="#000000"/>
    </style:style>
    <style:style style:name="T26" style:parent-style-name="Hypertextovýodkaz" style:family="text">
      <style:text-properties fo:color="#000000"/>
    </style:style>
    <style:style style:name="T27" style:parent-style-name="Standardnípísmoodstavce" style:family="text">
      <style:text-properties fo:color="#000000"/>
    </style:style>
    <style:style style:name="T28" style:parent-style-name="Hypertextovýodkaz" style:family="text">
      <style:text-properties fo:color="#000000"/>
    </style:style>
    <style:style style:name="T29" style:parent-style-name="Standardnípísmoodstavce" style:family="text">
      <style:text-properties fo:color="#000000"/>
    </style:style>
    <style:style style:name="T30" style:parent-style-name="Standardnípísmoodstavce" style:family="text">
      <style:text-properties fo:color="#000000"/>
    </style:style>
    <style:style style:name="P31" style:parent-style-name="Základnítext" style:family="paragraph">
      <style:text-properties fo:color="#000000"/>
    </style:style>
    <style:style style:name="P32" style:parent-style-name="Základnítext" style:family="paragraph">
      <style:text-properties fo:color="#000000"/>
    </style:style>
    <style:style style:name="P33" style:parent-style-name="podpis" style:family="paragraph">
      <style:paragraph-properties fo:margin-top="0.3333in"/>
      <style:text-properties fo:color="#000000"/>
    </style:style>
    <style:style style:name="P34" style:parent-style-name="podpis" style:family="paragraph">
      <style:text-properties fo:color="#000000"/>
    </style:style>
    <style:style style:name="T35" style:parent-style-name="Standardnípísmoodstavce" style:family="text">
      <style:text-properties fo:color="#000000"/>
    </style:style>
    <style:style style:name="P36" style:parent-style-name="Základnítext" style:family="paragraph">
      <style:text-properties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17/2024</text:p>
            <text:p text:style-name="Normální">KVOP-12396/2024</text:p>
            <text:p text:style-name="Normální">28. 03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<text:bookmark-start text:name="Text6"/>Vážený pan<text:s/><text:bookmark-end text:name="Text6"/></text:p>
            <text:p text:style-name="Normální">F. V. A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>Sdělení o poskytnutí<text:s/>informace podle zákona č. 106/1999 Sb., o svobodném přístupu k informacím</text:h>
      <text:p text:style-name="P17">Vážený pane A.,</text:p>
      <text:p text:style-name="Základnítext"><text:span text:style-name="T18">25. března 2024 jste nám poslal</text:span><text:span text:style-name="T19"><text:s/>žádost o informace. Ptáte se na to,<text:s/></text:span><text:span text:style-name="T20">kolik obdržela Kancelář veřejného ochránce práv podnětů k podání správní žaloby k ochraně ve</text:span><text:span text:style-name="T21">řejného zájmu (§ 66 odst. 3 zákona č. 150/2002 Sb.). Pokud možno včetně rozdělení na jednotlivé roky v období od 1. ledna 2012 do současnosti. Dne 28. března 2024 jste upřesnil, že Vám stačí odhad počtu podaných podnětů a požádal jste také o odhad toho, kt</text:span><text:span text:style-name="T22">erých oblastí se podněty týkaly.</text:span></text:p>
      <text:p text:style-name="Základnítext"><text:span text:style-name="T23">Po Vašem upřesnění Vám dáváme tyto informace</text:span><text:span text:style-name="T24">:</text:span></text:p>
      <text:p text:style-name="Základnítext"><text:span text:style-name="T25">Neevidujeme počty podnětů, ve kterých stěžovatelé žádají ombudsmana o podání žaloby ve veřejném zájmu. Odhadem (založeným na vyhledávání v systému<text:s/></text:span><text:a xlink:href="https://eso.ochrance.cz" office:target-frame-name="_top" xlink:show="replace"><text:span text:style-name="T26">ESO</text:span></text:a><text:span text:style-name="T27">) to od 1. ledna 2012 byly nízké desítky podnětů. Většinou v oblasti stavebního práva. Například žalobu ve věci<text:s/></text:span><text:a xlink:href="https://eso.ochrance.cz/Nalezene/Edit/7814" office:target-frame-name="_top" xlink:show="replace"><text:span text:style-name="T28">Šantovka Tower</text:span></text:a><text:span text:style-name="T29"><text:s/>ombudsman podal na základě podnětu spolku, který o to u</text:span><text:span text:style-name="T30">siloval.</text:span></text:p>
      <text:p text:style-name="P31">S pozdravem</text:p>
      <text:p text:style-name="P32"/>
      <text:p text:style-name="P33">JUDr. Pavel Pořízek, Ph.D.</text:p>
      <text:p text:style-name="P34">vedoucí Kanceláře veřejného ochránce práv</text:p>
      <text:p text:style-name="podpis"><text:span text:style-name="T35">(podepsáno elektronicky)</text:span></text:p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6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C9I8*</text:span></text:p>
        <text:p text:style-name="P12"><text:span text:style-name="T13">KVOPX00EC9I8</text:span>KVOPX00EC9I8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5-02T07:46:00Z</meta:creation-date>
    <dc:date>2024-05-02T07:47:00Z</dc:date>
    <meta:print-date>2024-03-28T13:39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1" meta:paragraph-count="2" meta:word-count="185" meta:character-count="1275" meta:row-count="9" meta:non-whitespace-character-count="1092"/>
  </office:meta>
</office:document-meta>
</file>